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ab-stops/>
      </style:paragraph-properties>
      <style:text-properties style:font-name="Times New Roman" fo:font-style="italic" officeooo:rsid="000abc59" officeooo:paragraph-rsid="000abc59" style:font-style-asian="italic" style:font-style-complex="italic"/>
    </style:style>
    <style:style style:name="P2" style:family="paragraph" style:parent-style-name="Standard">
      <style:paragraph-properties fo:line-height="150%" fo:text-align="justify" style:justify-single-word="false">
        <style:tab-stops/>
      </style:paragraph-properties>
      <style:text-properties style:font-name="Times New Roman" officeooo:rsid="000abc59" officeooo:paragraph-rsid="000abc59"/>
    </style:style>
    <style:style style:name="P3" style:family="paragraph" style:parent-style-name="Standard">
      <style:paragraph-properties fo:line-height="150%" fo:text-align="justify" style:justify-single-word="false">
        <style:tab-stops/>
      </style:paragraph-properties>
      <style:text-properties style:font-name="Times New Roman" officeooo:rsid="000abc59" officeooo:paragraph-rsid="00105c72"/>
    </style:style>
    <style:style style:name="P4" style:family="paragraph" style:parent-style-name="Standard" style:master-page-name="">
      <style:paragraph-properties fo:margin-left="2.499cm" fo:margin-right="0cm" fo:line-height="150%" fo:text-align="justify" style:justify-single-word="false" fo:text-indent="0cm" style:auto-text-indent="false" style:page-number="auto">
        <style:tab-stops/>
      </style:paragraph-properties>
      <style:text-properties style:font-name="Times New Roman" fo:font-size="11pt" officeooo:rsid="000abc59" officeooo:paragraph-rsid="00105c72" style:font-size-asian="11pt" style:font-size-complex="11pt"/>
    </style:style>
    <style:style style:name="P5" style:family="paragraph" style:parent-style-name="Standard" style:master-page-name="">
      <style:paragraph-properties fo:margin-left="2.499cm" fo:margin-right="0cm" fo:line-height="150%" fo:text-align="justify" style:justify-single-word="false" fo:text-indent="0cm" style:auto-text-indent="false" style:page-number="auto">
        <style:tab-stops/>
      </style:paragraph-properties>
      <style:text-properties style:font-name="Times New Roman" fo:font-size="11pt" fo:font-style="italic" officeooo:rsid="00169e24" officeooo:paragraph-rsid="0018044b" style:font-size-asian="9.60000038146973pt" style:font-style-asian="italic" style:font-size-complex="11pt" style:font-style-complex="italic"/>
    </style:style>
    <style:style style:name="P6"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officeooo:rsid="000abc59" officeooo:paragraph-rsid="00105c72"/>
    </style:style>
    <style:style style:name="P7"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font-size="12pt" fo:font-style="normal" officeooo:rsid="0018044b" officeooo:paragraph-rsid="00169e24" style:font-size-asian="10.5pt" style:font-style-asian="normal" style:font-size-complex="12pt" style:font-style-complex="normal"/>
    </style:style>
    <style:style style:name="P8"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font-size="12pt" fo:font-style="normal" officeooo:rsid="0018044b" officeooo:paragraph-rsid="001d9e76" style:font-size-asian="10.5pt" style:font-style-asian="normal" style:font-size-complex="12pt" style:font-style-complex="normal"/>
    </style:style>
    <style:style style:name="T1" style:family="text">
      <style:text-properties fo:font-style="italic" officeooo:rsid="00105c72" style:font-style-asian="italic" style:font-style-complex="italic"/>
    </style:style>
    <style:style style:name="T2" style:family="text">
      <style:text-properties fo:font-style="italic" officeooo:rsid="001277e3" style:font-style-asian="italic" style:font-style-complex="italic"/>
    </style:style>
    <style:style style:name="T3" style:family="text">
      <style:text-properties fo:font-style="italic" officeooo:rsid="0011041c" style:font-style-asian="italic" style:font-style-complex="italic"/>
    </style:style>
    <style:style style:name="T4" style:family="text">
      <style:text-properties fo:font-style="italic" officeooo:rsid="0018c76e" style:font-style-asian="italic" style:font-style-complex="italic"/>
    </style:style>
    <style:style style:name="T5" style:family="text">
      <style:text-properties officeooo:rsid="00105c72"/>
    </style:style>
    <style:style style:name="T6" style:family="text">
      <style:text-properties fo:font-variant="small-caps" fo:font-style="italic" officeooo:rsid="00105c72" style:font-style-asian="italic" style:font-style-complex="italic"/>
    </style:style>
    <style:style style:name="T7" style:family="text">
      <style:text-properties officeooo:rsid="0011041c"/>
    </style:style>
    <style:style style:name="T8" style:family="text">
      <style:text-properties style:font-name="Times New Roman1" fo:font-style="italic" officeooo:rsid="001277e3" style:font-style-asian="italic" style:font-style-complex="italic"/>
    </style:style>
    <style:style style:name="T9" style:family="text">
      <style:text-properties style:font-name="Times New Roman1" fo:font-style="italic" officeooo:rsid="0012afd2" style:font-style-asian="italic" style:font-style-complex="italic"/>
    </style:style>
    <style:style style:name="T10" style:family="text">
      <style:text-properties style:font-name="Times New Roman1" officeooo:rsid="001277e3" style:font-size-asian="11pt"/>
    </style:style>
    <style:style style:name="T11" style:family="text">
      <style:text-properties style:font-name="Times New Roman1" officeooo:rsid="0018044b" style:font-size-asian="11pt"/>
    </style:style>
    <style:style style:name="T12" style:family="text">
      <style:text-properties officeooo:rsid="0015d9fe"/>
    </style:style>
    <style:style style:name="T13" style:family="text">
      <style:text-properties officeooo:rsid="0018044b"/>
    </style:style>
    <style:style style:name="T14" style:family="text">
      <style:text-properties officeooo:rsid="0018c76e"/>
    </style:style>
    <style:style style:name="T15" style:family="text">
      <style:text-properties officeooo:rsid="001d9e76"/>
    </style:style>
    <style:style style:name="T16" style:family="text">
      <style:text-properties officeooo:rsid="00274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arrateur</text:p>
      <text:p text:style-name="P2"/>
      <text:p text:style-name="P2"/>
      <text:p text:style-name="P2"><text:tab/><text:span text:style-name="T7">Le narrateur du </text:span><text:span text:style-name="T3">Joseph d'Arimathie</text:span><text:span text:style-name="T7"> est en fait l'homme qui mit par écrit l'</text:span><text:span text:style-name="T3">Estoire del Saint Graal</text:span><text:span text:style-name="T7">. Ainsi les premiers paragraphes du livre sont pour lui l'occasion de s'exprimer directement au lecteur et de lui expliquer l'origine d'une telle démarche. De peur qu'une opinion mal inspirée n'atteigne l'intégrité d'un texte qui doit être révélé et dont il est le témoin fidèle, il préfère encore cacher sa véritable identité.</text:span></text:p>
      <text:p text:style-name="P2"/>
      <text:p text:style-name="P3"><text:tab/><text:span text:style-name="T5">Sept cent dix-sept ans après la Passion du Christ, l'homme entend dans son sommeil une voix qui l'appelle par son nom et lui dit : </text:span></text:p>
      <text:p text:style-name="P3"/>
      <text:p text:style-name="P4"><text:span text:style-name="T1">Esveille toi, entend d'une chose .</text:span><text:span text:style-name="T6">iii</text:span><text:span text:style-name="T1">. et de .</text:span><text:span text:style-name="T6">iii</text:span><text:span text:style-name="T1">. une ; et a</text:span><text:span text:style-name="T2">u</text:span><text:span text:style-name="T1">tretant puet l'une come l'autre. </text:span><text:span text:style-name="T2">(</text:span><text:span text:style-name="T8">§</text:span><text:span text:style-name="T9">2</text:span><text:span text:style-name="T8">)</text:span></text:p>
      <text:p text:style-name="P6"/>
      <text:p text:style-name="P6"><text:tab/><text:span text:style-name="T12">Toutefois, l'homme reste sceptique quant au mystère de la Trinité qu'il ne parvient toujours pas à bien comprendre. Alors le Seigneur s'approche et souffle au visage de ce dernier, le rendant apte désormais à reconnaître ce qu'Il est et capable de transmettre aux autres hommes l'histoire du Graal que le Seigneur remet à l'homme sous la forme d'un livret. Car il est nécessaire pour diffuser comme pour entendre une si secrète histoire d'avoir soi-même le cœur pur et débarrassé du doute :</text:span></text:p>
      <text:p text:style-name="P6"/>
      <text:p text:style-name="P5">Ne ja ne seras en doutance de chose, que tu ne soies avoiiés par cest livre ; et si i sont mi secré que nus hom ne doit veoir s'il n'est avant espurgiés par vraie confession. Car jou meïsmes l'escris de ma main et en tele maniere le dois tu dire que on le die par langue de cuer si que ja icele de la bouche n'i paraut. <text:span text:style-name="T13">(</text:span><text:span text:style-name="T10">§</text:span><text:span text:style-name="T11">3)</text:span></text:p>
      <text:p text:style-name="P7"/>
      <text:p text:style-name="P8"><text:tab/><text:span text:style-name="T16">À son réveil</text:span>, l'homme réalise qu'il tient entre ses mains le livret. Il y découvre tout d'abord son lignage dont il s'émerveille puis, prolongeant la lecture, l'histoire du Graal. L'homme est à la fois troublé par ce qu'il lit et fasciné par les prodiges qui s'accomplissent autour de lui. <text:span text:style-name="T15">Finalement, u</text:span>n ange l'emporte <text:span text:style-name="T14">au troisième ciel pour lui montrer la force de la Trinité. À son retour, alors qu'il ne trouve plus le livret, une voix lui annonce qu'il partira travailler pour Jésus Christ le lendemain.</text:span></text:p>
      <text:p text:style-name="P8"><text:span text:style-name="T14"><text:tab/>Parti sur les routes et guidé par une étrange bête, il fait de nombreuses rencontres jusqu'au jour où il trouve un ermite gisant évanoui au seuil d'une chapelle. À l'intérieur, </text:span><text:soft-page-break/><text:span text:style-name="T14">posé sur l'autel, l'homme découvre avec surprise le livret qu'il avait perdu quelques jours plus tôt. À l'aide du même livret l'homme exorcise l'ermite et chasse le diable de son corps. La présence du diable était due à un pécher que ce dernier avait autrefois commis. Après qu'il se fut confessé, ils reprennent chacun leur route. L'homme rentre chez lui et s'allonge. Le Seigneur lui apparaît, lui annonce qu'il copiera le mystérieux livret et qu'il trouvera tout le nécessaire du copiste dans son armoire. Ce dernier se lance alors dans la réécriture de l'</text:span><text:span text:style-name="T4">Estoire del Saint Graal</text:span><text:span text:style-name="T14"> qui commence le jour où Jésus Christ fut mis en croix et où un chevalier du nom de Joseph d'Arimathie se distingua de la fo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8T11:11:41.154330555</meta:creation-date>
    <meta:generator>LibreOffice/4.2.8.2$Linux_X86_64 LibreOffice_project/420m0$Build-2</meta:generator>
    <dc:date>2015-06-15T09:29:59.659756220</dc:date>
    <dc:creator>Gauthier </dc:creator>
    <meta:editing-duration>PT4H10M38S</meta:editing-duration>
    <meta:editing-cycles>19</meta:editing-cycles>
    <meta:document-statistic meta:table-count="0" meta:image-count="0" meta:object-count="0" meta:page-count="2" meta:paragraph-count="8" meta:word-count="502" meta:character-count="2881" meta:non-whitespace-character-count="2381"/>
  </office:meta>
</office:document-meta>
</file>